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rief: przebudowa wizualizacji w projekcie EMA11</text:h>
      <text:h text:style-name="Heading_20_2" text:outline-level="2">Cel</text:h>
      <text:p text:style-name="Text_20_body">Przebudować obecną wizualizację tak, żeby dashboard nie był tylko podglądem wyników, ale narzędziem do <text:span text:style-name="Strong_20_Emphasis">debugowania decyzji strategii</text:span>. Obecnie aplikacja ma już dobry fundament: zakładkę z wykresem, świece, EMA, markery wejść/wyjść, panel RSI/TMA, tabelę transakcji oraz zakładki WFO i statystyk. Nie chcemy zmieniać technologii ani przepisywać frontu. Chcemy rozbudować obecną wersję Dash/Plotly.</text:p>
      <text:h text:style-name="Heading_20_2" text:outline-level="2">Założenie architektoniczne</text:h>
      <text:p text:style-name="Text_20_body">Nie dublować logiki strategii w warstwie wizualnej. Silnik decyzyjny jest wspólny dla backtestu, WFO i live runnera, więc wszystkie dodatkowe dane do wizualizacji mają wychodzić z tej samej warstwy <text:span text:style-name="Source_20_Text">ema11_engine.py</text:span>, a nie być dorabiane osobno w dashboardzie. Obecnie <text:span text:style-name="Source_20_Text">Signal</text:span> zwraca tylko <text:span text:style-name="Source_20_Text">action</text:span>, <text:span text:style-name="Source_20_Text">reason</text:span> i opcjonalnie <text:span text:style-name="Source_20_Text">exit_price</text:span>, co jest za mało do pełnego debugowania decyzji.</text:p>
      <text:h text:style-name="Heading_20_2" text:outline-level="2">Główne problemy obecnej wizualizacji</text:h>
      <text:list text:style-name="L1">
        <text:list-item>
          <text:p text:style-name="P1">Na wykresie widać <text:span text:style-name="Strong_20_Emphasis">co</text:span> zostało otwarte i zamknięte, ale nie widać dobrze <text:span text:style-name="Strong_20_Emphasis">dlaczego</text:span>.</text:p>
        </text:list-item>
        <text:list-item>
          <text:p text:style-name="P1">Tabela transakcji zawiera podstawowe pola (<text:span text:style-name="Source_20_Text">side</text:span>, <text:span text:style-name="Source_20_Text">entry_time</text:span>, <text:span text:style-name="Source_20_Text">exit_time</text:span>, <text:span text:style-name="Source_20_Text">entry_price</text:span>, <text:span text:style-name="Source_20_Text">exit_price</text:span>, <text:span text:style-name="Source_20_Text">gross_ret</text:span>, <text:span text:style-name="Source_20_Text">fee_ret</text:span>, <text:span text:style-name="Source_20_Text">net_ret</text:span>, <text:span text:style-name="Source_20_Text">pnl</text:span>, <text:span text:style-name="Source_20_Text">fee_usd</text:span>, <text:span text:style-name="Source_20_Text">reason</text:span>), ale nie ma snapshotu warunków wejścia/wyjścia.</text:p>
        </text:list-item>
        <text:list-item>
          <text:p text:style-name="P1">Warunki wejścia są dość rozbudowane: relacja ceny do EMA, nachylenie EMA, dystans do EMA, strefa TMA(RSI), crossover RSI/TMA. Tego dziś nie zapisujemy do trade logu, więc nie da się potem łatwo odtworzyć kontekstu decyzji.</text:p>
        </text:list-item>
        <text:list-item>
          <text:p text:style-name="P1">Warunki wyjścia też są wielowarstwowe: TP, SL, trailing po RSI, time stop, opcjonalny cross-back RSI/TMA. Na wykresie widać marker wyjścia, ale nie widać stanu wewnętrznego pozycji, np. <text:span text:style-name="Source_20_Text">rsi_peak</text:span>, <text:span text:style-name="Source_20_Text">over_zone</text:span>, <text:span text:style-name="Source_20_Text">bars_in_position</text:span>.</text:p>
        </text:list-item>
      </text:list>
      <text:h text:style-name="Heading_20_2" text:outline-level="2">Co ma powstać</text:h>
      <text:p text:style-name="Text_20_body">Powstaje <text:span text:style-name="Strong_20_Emphasis">tryb analizy trade’u</text:span>, w którym użytkownik widzi:</text:p>
      <text:list text:style-name="L2">
        <text:list-item>
          <text:p text:style-name="P2">gdzie otworzyła się i zamknęła pozycja,</text:p>
        </text:list-item>
        <text:list-item>
          <text:p text:style-name="P2">jaki był powód wejścia i wyjścia,</text:p>
        </text:list-item>
        <text:list-item>
          <text:p text:style-name="P2">jakie były wartości wskaźników na świecy wejścia i wyjścia,</text:p>
        </text:list-item>
        <text:list-item>
          <text:p text:style-name="P2">w jakim oknie WFO została wygenerowana transakcja,</text:p>
        </text:list-item>
        <text:list-item>
          <text:p text:style-name="P2">możliwość kliknięcia trade’u z tabeli i automatycznego zoomu na ten trade.</text:p>
        </text:list-item>
      </text:list>
      <text:h text:style-name="Heading_20_2" text:outline-level="2"><text:soft-page-break/>Zakres zmian — backend / dane</text:h>
      <text:h text:style-name="Heading_20_3" text:outline-level="3">1. Rozszerzyć strukturę <text:span text:style-name="Source_20_Text">Signal</text:span></text:h>
      <text:p text:style-name="Text_20_body">W <text:span text:style-name="Source_20_Text">ema11_engine.py</text:span> dodać do <text:span text:style-name="Source_20_Text">Signal</text:span> nowe pole, np. <text:span text:style-name="Source_20_Text">meta: dict = field(default_factory=dict)</text:span>.<text:line-break/>To pole ma przechowywać pełny snapshot danych potrzebnych do wizualizacji i debugowania.</text:p>
      <text:h text:style-name="Heading_20_3" text:outline-level="3">2. Przy wejściu zapisywać snapshot warunków decyzji</text:h>
      <text:p text:style-name="Text_20_body">W <text:span text:style-name="Source_20_Text">generate_entry_signal()</text:span> do <text:span text:style-name="Source_20_Text">meta</text:span> zapisywać co najmniej:</text:p>
      <text:list text:style-name="L3">
        <text:list-item>
          <text:p text:style-name="P3"><text:span text:style-name="Source_20_Text">entry_close</text:span></text:p>
        </text:list-item>
        <text:list-item>
          <text:p text:style-name="P3"><text:span text:style-name="Source_20_Text">entry_ema</text:span></text:p>
        </text:list-item>
        <text:list-item>
          <text:p text:style-name="P3"><text:span text:style-name="Source_20_Text">entry_ema_slope</text:span></text:p>
        </text:list-item>
        <text:list-item>
          <text:p text:style-name="P3"><text:span text:style-name="Source_20_Text">entry_rsi</text:span></text:p>
        </text:list-item>
        <text:list-item>
          <text:p text:style-name="P3"><text:span text:style-name="Source_20_Text">entry_tma_rsi</text:span></text:p>
        </text:list-item>
        <text:list-item>
          <text:p text:style-name="P3"><text:span text:style-name="Source_20_Text">prev_rsi</text:span></text:p>
        </text:list-item>
        <text:list-item>
          <text:p text:style-name="P3"><text:span text:style-name="Source_20_Text">prev_tma_rsi</text:span></text:p>
        </text:list-item>
        <text:list-item>
          <text:p text:style-name="P3"><text:span text:style-name="Source_20_Text">ema_dist_long</text:span></text:p>
        </text:list-item>
        <text:list-item>
          <text:p text:style-name="P3"><text:span text:style-name="Source_20_Text">ema_dist_short</text:span></text:p>
        </text:list-item>
        <text:list-item>
          <text:p text:style-name="P3"><text:span text:style-name="Source_20_Text">trend_up</text:span></text:p>
        </text:list-item>
        <text:list-item>
          <text:p text:style-name="P3"><text:span text:style-name="Source_20_Text">trend_down</text:span></text:p>
        </text:list-item>
        <text:list-item>
          <text:p text:style-name="P3"><text:span text:style-name="Source_20_Text">long_cond</text:span></text:p>
        </text:list-item>
        <text:list-item>
          <text:p text:style-name="P3"><text:span text:style-name="Source_20_Text">short_cond</text:span></text:p>
        </text:list-item>
        <text:list-item>
          <text:p text:style-name="P3"><text:span text:style-name="Source_20_Text">tma_zone</text:span></text:p>
        </text:list-item>
        <text:list-item>
          <text:p text:style-name="P3"><text:span text:style-name="Source_20_Text">cross_type</text:span> (<text:span text:style-name="Source_20_Text">up</text:span>, <text:span text:style-name="Source_20_Text">down</text:span>, <text:span text:style-name="Source_20_Text">none</text:span>)</text:p>
        </text:list-item>
      </text:list>
      <text:p text:style-name="Text_20_body">Te dane wynikają bezpośrednio z warunków wejścia, które już są liczone w silniku.</text:p>
      <text:h text:style-name="Heading_20_3" text:outline-level="3">3. Przy wyjściu zapisywać snapshot warunków zamknięcia</text:h>
      <text:p text:style-name="Text_20_body">W <text:span text:style-name="Source_20_Text">generate_exit_signal()</text:span> do <text:span text:style-name="Source_20_Text">meta</text:span> zapisywać co najmniej:</text:p>
      <text:list text:style-name="L4">
        <text:list-item>
          <text:p text:style-name="P4"><text:span text:style-name="Source_20_Text">exit_close</text:span></text:p>
        </text:list-item>
        <text:list-item>
          <text:p text:style-name="P4"><text:span text:style-name="Source_20_Text">exit_rsi</text:span></text:p>
        </text:list-item>
        <text:list-item>
          <text:p text:style-name="P4"><text:span text:style-name="Source_20_Text">exit_tma_rsi</text:span></text:p>
        </text:list-item>
        <text:list-item>
          <text:p text:style-name="P4"><text:span text:style-name="Source_20_Text">rsi_peak</text:span></text:p>
        </text:list-item>
        <text:list-item>
          <text:p text:style-name="P4"><text:span text:style-name="Source_20_Text">over_zone</text:span></text:p>
        </text:list-item>
        <text:list-item>
          <text:p text:style-name="P4"><text:span text:style-name="Source_20_Text">bars_in_position</text:span></text:p>
        </text:list-item>
        <text:list-item>
          <text:p text:style-name="P4"><text:soft-page-break/><text:span text:style-name="Source_20_Text">tp_price</text:span></text:p>
        </text:list-item>
        <text:list-item>
          <text:p text:style-name="P4"><text:span text:style-name="Source_20_Text">sl_price</text:span></text:p>
        </text:list-item>
        <text:list-item>
          <text:p text:style-name="P4"><text:span text:style-name="Source_20_Text">trail_drop</text:span></text:p>
        </text:list-item>
        <text:list-item>
          <text:p text:style-name="P4"><text:span text:style-name="Source_20_Text">exit_trigger</text:span> (<text:span text:style-name="Source_20_Text">TP</text:span>, <text:span text:style-name="Source_20_Text">SL</text:span>, <text:span text:style-name="Source_20_Text">TRAIL_RSI</text:span>, <text:span text:style-name="Source_20_Text">TIME_STOP</text:span>, <text:span text:style-name="Source_20_Text">RSI_CROSS_BACK</text:span>, <text:span text:style-name="Source_20_Text">FORCE_EXIT_END</text:span>)</text:p>
        </text:list-item>
      </text:list>
      <text:p text:style-name="Text_20_body">Te dane też już istnieją logicznie w silniku, tylko trzeba je wynieść do warstwy danych.</text:p>
      <text:h text:style-name="Heading_20_3" text:outline-level="3">4. Rozszerzyć <text:span text:style-name="Source_20_Text">TradeRecord</text:span> i <text:span text:style-name="Source_20_Text">trades_df</text:span></text:h>
      <text:p text:style-name="Text_20_body">W <text:span text:style-name="Source_20_Text">ema11_strategy.py</text:span> dodać do <text:span text:style-name="Source_20_Text">TradeRecord</text:span> i do końcowego <text:span text:style-name="Source_20_Text">trades_df</text:span> dodatkowe kolumny z obu snapshotów:</text:p>
      <text:list text:style-name="L5">
        <text:list-item>
          <text:p text:style-name="P5">pola <text:span text:style-name="Source_20_Text">entry_*</text:span></text:p>
        </text:list-item>
        <text:list-item>
          <text:p text:style-name="P5">pola <text:span text:style-name="Source_20_Text">exit_*</text:span></text:p>
        </text:list-item>
        <text:list-item>
          <text:p text:style-name="P5"><text:span text:style-name="Source_20_Text">signal_reason</text:span></text:p>
        </text:list-item>
        <text:list-item>
          <text:p text:style-name="P5"><text:span text:style-name="Source_20_Text">exit_signal_reason</text:span></text:p>
        </text:list-item>
        <text:list-item>
          <text:p text:style-name="P5"><text:span text:style-name="Source_20_Text">window_id</text:span> zostawić kompatybilne z WFO</text:p>
        </text:list-item>
      </text:list>
      <text:p text:style-name="Text_20_body">Obecnie <text:span text:style-name="Source_20_Text">TradeRecord</text:span> przechowuje dane finansowe i podstawowy <text:span text:style-name="Source_20_Text">reason</text:span>, ale nie przechowuje pełnego kontekstu decyzyjnego.</text:p>
      <text:h text:style-name="Heading_20_3" text:outline-level="3">5. Zachować zgodność z live runnerem</text:h>
      <text:p text:style-name="Text_20_body">Jeśli będzie logowanie trade’ów w live, to trzymać ten sam format danych albo maksymalnie zbliżony. Live runner już korzysta z tego samego silnika i loguje <text:span text:style-name="Source_20_Text">reason</text:span>, <text:span text:style-name="Source_20_Text">entry_price</text:span>, <text:span text:style-name="Source_20_Text">exit_price</text:span>, <text:span text:style-name="Source_20_Text">gross_ret</text:span>, <text:span text:style-name="Source_20_Text">net_ret</text:span>, <text:span text:style-name="Source_20_Text">fee_usd</text:span>, <text:span text:style-name="Source_20_Text">capital_at_open</text:span>. Warto przygotować format tak, żeby później wykres mógł czytać także trade’i z live/paper.</text:p>
      <text:h text:style-name="Heading_20_2" text:outline-level="2">Zakres zmian — frontend / dashboard</text:h>
      <text:h text:style-name="Heading_20_3" text:outline-level="3">6. Przebudować zakładkę „Wykres”</text:h>
      <text:p text:style-name="Text_20_body">Obecna zakładka <text:span text:style-name="Source_20_Text">chart</text:span> zostaje, ale ma działać bardziej jak „trade inspector”. Dziś <text:span text:style-name="Source_20_Text">fig_chart()</text:span> już rysuje:</text:p>
      <text:list text:style-name="L6">
        <text:list-item>
          <text:p text:style-name="P6">świece,</text:p>
        </text:list-item>
        <text:list-item>
          <text:p text:style-name="P6">EMA,</text:p>
        </text:list-item>
        <text:list-item>
          <text:p text:style-name="P6">wejścia long/short,</text:p>
        </text:list-item>
        <text:list-item>
          <text:p text:style-name="P6">wyjścia z rozróżnieniem TP/SL/TRAIL/TIME,</text:p>
        </text:list-item>
        <text:list-item>
          <text:p text:style-name="P6">linie entry→exit,</text:p>
        </text:list-item>
        <text:list-item>
          <text:p text:style-name="P6">osobny panel RSI/TMA.<text:line-break/>To zostaje jako baza.</text:p>
        </text:list-item>
      </text:list>
      <text:p text:style-name="Text_20_body"><text:soft-page-break/>Do dodania:</text:p>
      <text:list text:style-name="L7">
        <text:list-item>
          <text:p text:style-name="P7">wyraźniejsze hover tooltips dla wejść i wyjść,</text:p>
        </text:list-item>
        <text:list-item>
          <text:p text:style-name="P7">pionowa zsynchronizowana linia crosshair dla ceny i panelu RSI,</text:p>
        </text:list-item>
        <text:list-item>
          <text:p text:style-name="P7">możliwość podświetlenia jednego wybranego trade’u,</text:p>
        </text:list-item>
        <text:list-item>
          <text:p text:style-name="P7">możliwość filtrowania: wszystkie trade’y / tylko long / tylko short / tylko TP / tylko SL / tylko TRAIL.</text:p>
        </text:list-item>
      </text:list>
      <text:h text:style-name="Heading_20_3" text:outline-level="3">7. Hover „decision card”</text:h>
      <text:p text:style-name="Text_20_body">Po najechaniu na marker wejścia pokazać:</text:p>
      <text:list text:style-name="L8">
        <text:list-item>
          <text:p text:style-name="P8">data/czas</text:p>
        </text:list-item>
        <text:list-item>
          <text:p text:style-name="P8">side</text:p>
        </text:list-item>
        <text:list-item>
          <text:p text:style-name="P8">entry price</text:p>
        </text:list-item>
        <text:list-item>
          <text:p text:style-name="P8">RSI / TMA(RSI)</text:p>
        </text:list-item>
        <text:list-item>
          <text:p text:style-name="P8">EMA / EMA slope</text:p>
        </text:list-item>
        <text:list-item>
          <text:p text:style-name="P8">dystans ceny do EMA</text:p>
        </text:list-item>
        <text:list-item>
          <text:p text:style-name="P8">powód wejścia</text:p>
        </text:list-item>
        <text:list-item>
          <text:p text:style-name="P8">stan warunków boolowskich, np. <text:span text:style-name="Source_20_Text">trend_up=True</text:span>, <text:span text:style-name="Source_20_Text">cross_up=True</text:span>, <text:span text:style-name="Source_20_Text">tma_zone=low</text:span></text:p>
        </text:list-item>
      </text:list>
      <text:p text:style-name="Text_20_body">Po najechaniu na marker wyjścia pokazać:</text:p>
      <text:list text:style-name="L9">
        <text:list-item>
          <text:p text:style-name="P9">data/czas</text:p>
        </text:list-item>
        <text:list-item>
          <text:p text:style-name="P9">exit price</text:p>
        </text:list-item>
        <text:list-item>
          <text:p text:style-name="P9">pnl / net_ret / fee_usd / slippage_usd</text:p>
        </text:list-item>
        <text:list-item>
          <text:p text:style-name="P9">reason</text:p>
        </text:list-item>
        <text:list-item>
          <text:p text:style-name="P9"><text:span text:style-name="Source_20_Text">bars_in_position</text:span></text:p>
        </text:list-item>
        <text:list-item>
          <text:p text:style-name="P9"><text:span text:style-name="Source_20_Text">rsi_peak</text:span></text:p>
        </text:list-item>
        <text:list-item>
          <text:p text:style-name="P9"><text:span text:style-name="Source_20_Text">tp_price</text:span> / <text:span text:style-name="Source_20_Text">sl_price</text:span></text:p>
        </text:list-item>
        <text:list-item>
          <text:p text:style-name="P9">trigger wyjścia</text:p>
        </text:list-item>
      </text:list>
      <text:h text:style-name="Heading_20_3" text:outline-level="3">8. Klik z tabeli transakcji → zoom do trade’u</text:h>
      <text:p text:style-name="Text_20_body">W zakładce <text:span text:style-name="Source_20_Text">trades</text:span> tabela ma stać się interaktywna. Po kliknięciu wiersza:</text:p>
      <text:list text:style-name="L10">
        <text:list-item>
          <text:p text:style-name="P10">dashboard przełącza się na zakładkę <text:span text:style-name="Source_20_Text">chart</text:span>,</text:p>
        </text:list-item>
        <text:list-item>
          <text:p text:style-name="P10">ustawia zoom od np. 20 świec przed wejściem do 20 świec po wyjściu,</text:p>
        </text:list-item>
        <text:list-item>
          <text:p text:style-name="P10">podświetla wybraną transakcję grubszą linią,</text:p>
        </text:list-item>
        <text:list-item>
          <text:p text:style-name="P10">wygasza pozostałe transakcje.</text:p>
        </text:list-item>
      </text:list>
      <text:p text:style-name="Text_20_body"><text:soft-page-break/>Dziś tabela pokazuje dane, ale nie steruje wykresem.</text:p>
      <text:h text:style-name="Heading_20_3" text:outline-level="3">9. Dodać panel „Szczegóły trade’u”</text:h>
      <text:p text:style-name="Text_20_body">Pod wykresem albo z prawej strony dodać mały panel z danymi wybranego trade’u:</text:p>
      <text:list text:style-name="L11">
        <text:list-item>
          <text:p text:style-name="P11">identyfikacja trade’u,</text:p>
        </text:list-item>
        <text:list-item>
          <text:p text:style-name="P11">wynik,</text:p>
        </text:list-item>
        <text:list-item>
          <text:p text:style-name="P11">czas trwania,</text:p>
        </text:list-item>
        <text:list-item>
          <text:p text:style-name="P11">snapshot wejścia,</text:p>
        </text:list-item>
        <text:list-item>
          <text:p text:style-name="P11">snapshot wyjścia,</text:p>
        </text:list-item>
        <text:list-item>
          <text:p text:style-name="P11">aktywne parametry strategii (<text:span text:style-name="Source_20_Text">tp_pct</text:span>, <text:span text:style-name="Source_20_Text">sl_pct</text:span>, <text:span text:style-name="Source_20_Text">trail_drop</text:span>, <text:span text:style-name="Source_20_Text">ema_len</text:span>),</text:p>
        </text:list-item>
        <text:list-item>
          <text:p text:style-name="P11">jeśli jest WFO: <text:span text:style-name="Source_20_Text">window_id</text:span>.</text:p>
        </text:list-item>
      </text:list>
      <text:h text:style-name="Heading_20_3" text:outline-level="3">10. Dodać warstwę WFO na wykresie</text:h>
      <text:p text:style-name="Text_20_body">Jeżeli wynik pochodzi z WFO, nanosić na wykres:</text:p>
      <text:list text:style-name="L12">
        <text:list-item>
          <text:p text:style-name="P12">granice okien live,</text:p>
        </text:list-item>
        <text:list-item>
          <text:p text:style-name="P12">opcjonalnie delikatne tło dla kolejnych okien,</text:p>
        </text:list-item>
        <text:list-item>
          <text:p text:style-name="P12">informację, które trade’y należą do którego <text:span text:style-name="Source_20_Text">window_id</text:span>.</text:p>
        </text:list-item>
      </text:list>
      <text:p text:style-name="Text_20_body">WFO już zwraca <text:span text:style-name="Source_20_Text">windows_df</text:span> i dashboard już je trzyma w stanie wynikowym, więc trzeba to tylko powiązać z wykresem.</text:p>
      <text:h text:style-name="Heading_20_2" text:outline-level="2">Priorytety wdrożenia</text:h>
      <text:h text:style-name="Heading_20_3" text:outline-level="3">Etap 1 — must have</text:h>
      <text:list text:style-name="L13">
        <text:list-item>
          <text:p text:style-name="P13">rozszerzyć <text:span text:style-name="Source_20_Text">Signal</text:span> o <text:span text:style-name="Source_20_Text">meta</text:span></text:p>
        </text:list-item>
        <text:list-item>
          <text:p text:style-name="P13">rozszerzyć <text:span text:style-name="Source_20_Text">TradeRecord</text:span> i <text:span text:style-name="Source_20_Text">trades_df</text:span></text:p>
        </text:list-item>
        <text:list-item>
          <text:p text:style-name="P13">rozbudować hovery na wykresie</text:p>
        </text:list-item>
        <text:list-item>
          <text:p text:style-name="P13">klik z tabeli na wykres</text:p>
        </text:list-item>
        <text:list-item>
          <text:p text:style-name="P13">panel szczegółów trade’u</text:p>
        </text:list-item>
      </text:list>
      <text:h text:style-name="Heading_20_3" text:outline-level="3">Etap 2 — should have</text:h>
      <text:list text:style-name="L14">
        <text:list-item>
          <text:p text:style-name="P14">filtry trade’ów po side / reason</text:p>
        </text:list-item>
        <text:list-item>
          <text:p text:style-name="P14">podświetlenie wybranego trade’u</text:p>
        </text:list-item>
        <text:list-item>
          <text:p text:style-name="P14">nakładka okien WFO na wykres</text:p>
        </text:list-item>
        <text:list-item>
          <text:p text:style-name="P14">export szczegółów trade’u do CSV / JSON razem z danymi debugowymi</text:p>
        </text:list-item>
      </text:list>
      <text:h text:style-name="Heading_20_3" text:outline-level="3"><text:soft-page-break/>Etap 3 — nice to have</text:h>
      <text:list text:style-name="L15">
        <text:list-item>
          <text:p text:style-name="P15">replay świeca po świecy</text:p>
        </text:list-item>
        <text:list-item>
          <text:p text:style-name="P15">tryb porównania dwóch trade’ów</text:p>
        </text:list-item>
        <text:list-item>
          <text:p text:style-name="P15">osobna zakładka „Decision Debug”</text:p>
        </text:list-item>
      </text:list>
      <text:h text:style-name="Heading_20_2" text:outline-level="2">Czego nie robić</text:h>
      <text:list text:style-name="L16">
        <text:list-item>
          <text:p text:style-name="P16">nie przepisywać dashboardu na inną bibliotekę,</text:p>
        </text:list-item>
        <text:list-item>
          <text:p text:style-name="P16">nie dublować logiki wejść/wyjść w frontendzie,</text:p>
        </text:list-item>
        <text:list-item>
          <text:p text:style-name="P16">nie liczyć wskaźników drugi raz tylko na potrzeby hoverów,</text:p>
        </text:list-item>
        <text:list-item>
          <text:p text:style-name="P16">nie robić osobnego formatu danych dla backtestu i live, jeśli można mieć jeden.</text:p>
        </text:list-item>
      </text:list>
      <text:h text:style-name="Heading_20_2" text:outline-level="2">Definicja sukcesu</text:h>
      <text:p text:style-name="Text_20_body">Zmiana będzie uznana za udaną, jeśli po kliknięciu dowolnej transakcji użytkownik w jednym miejscu zobaczy:</text:p>
      <text:list text:style-name="L17">
        <text:list-item>
          <text:p text:style-name="P17">dokładny moment wejścia i wyjścia na wykresie,</text:p>
        </text:list-item>
        <text:list-item>
          <text:p text:style-name="P17">wartości RSI / TMA / EMA i slope na wejściu i wyjściu,</text:p>
        </text:list-item>
        <text:list-item>
          <text:p text:style-name="P17">jasny powód decyzji,</text:p>
        </text:list-item>
        <text:list-item>
          <text:p text:style-name="P17">wynik finansowy transakcji,</text:p>
        </text:list-item>
        <text:list-item>
          <text:p text:style-name="P17">kontekst WFO, jeśli trade pochodzi z okna walk-forward.</text:p>
        </text:list-item>
      </text:list>
      <text:h text:style-name="Heading_20_2" text:outline-level="2">Pliki do zmiany</text:h>
      <text:list text:style-name="L18">
        <text:list-item>
          <text:p text:style-name="P18"><text:span text:style-name="Source_20_Text">ema11_engine.py</text:span> — dodać <text:span text:style-name="Source_20_Text">meta</text:span> i snapshoty logiki decyzji.</text:p>
        </text:list-item>
        <text:list-item>
          <text:p text:style-name="P18"><text:span text:style-name="Source_20_Text">ema11_strategy.py</text:span> — przenieść snapshoty do <text:span text:style-name="Source_20_Text">TradeRecord</text:span> i <text:span text:style-name="Source_20_Text">trades_df</text:span>.</text:p>
        </text:list-item>
        <text:list-item>
          <text:p text:style-name="P18"><text:span text:style-name="Source_20_Text">ema11_dashboard.py</text:span> — rozbudować <text:span text:style-name="Source_20_Text">fig_chart()</text:span>, tabelę transakcji i interakcje między tabelą a wykresem.</text:p>
        </text:list-item>
      </text:list>
      <text:h text:style-name="Heading_20_2" text:outline-level="2">Dodatkowa uwaga</text:h>
      <text:p text:style-name="Text_20_body">Projekt już ma sensowny fundament statystyk i raportowania, więc celem nie jest budowa nowego dashboardu od zera, tylko podniesienie obecnej zakładki wykresu do poziomu pełnego debugera strategii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07T20:05:37.111000000</meta:creation-date>
    <dc:date>2026-04-07T20:06:00.689000000</dc:date>
    <meta:editing-duration>PT23S</meta:editing-duration>
    <meta:editing-cycles>1</meta:editing-cycles>
    <meta:document-statistic meta:table-count="0" meta:image-count="0" meta:object-count="0" meta:page-count="6" meta:paragraph-count="150" meta:word-count="1087" meta:character-count="7088" meta:non-whitespace-character-count="6246"/>
    <meta:generator>LibreOffice/7.5.2.2$Windows_X86_64 LibreOffice_project/53bb9681a964705cf672590721dbc85eb4d0c3a2</meta:generator>
  </office:meta>
</office:document-meta>
</file>